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A00000232C55461A9028C83BA.png" manifest:media-type="image/png"/>
  <manifest:file-entry manifest:full-path="Pictures/100279200000948A00005DDA537008A54C44B23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 Nova Rg" svg:font-family="'Proxima Nova Rg'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draw:fill="solid" draw:fill-color="#eaeaea"/>
    </style:style>
    <style:style style:name="gr1" style:family="graphic" style:parent-style-name="standard">
      <style:graphic-properties draw:stroke="none" svg:stroke-color="#000000" draw:fill="none" draw:fill-color="#ffffff" fo:min-height="14.602cm" draw:shadow="visible" draw:shadow-offset-x="0.212cm" draw:shadow-offset-y="0.212cm" draw:shadow-color="#b2b2b2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text-position="33% 58%" style:font-name="Ubuntu" fo:font-size="80pt" fo:text-shadow="none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33% 58%" style:font-name="Proxima Nova Rg" fo:font-size="339.700012207031pt" fo:text-shadow="none" fo:font-weight="bold" style:font-size-asian="339.700012207031pt" style:font-weight-asian="bold" style:font-size-complex="339.7000122070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53cm" svg:height="14.852cm" svg:x="9.842cm" svg:y="-2.54cm">
          <draw:text-box>
            <text:p text:style-name="P1"><text:span text:style-name="T1">me</text:span></text:p>
          </draw:text-box>
        </draw:frame>
        <draw:frame draw:style-name="gr2" draw:text-style-name="P3" draw:layer="layout" svg:width="9.526cm" svg:height="6.019cm" svg:x="0cm" svg:y="0cm">
          <draw:image xlink:href="Pictures/100279200000948A00005DDA537008A54C44B236.svg" xlink:type="simple" xlink:show="embed" xlink:actuate="onLoad" draw:mime-type="image/svg+xml">
            <text:p/>
          </draw:image>
          <draw:image xlink:href="Pictures/100000010000037A00000232C55461A9028C83BA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 Nova Rg" svg:font-family="'Proxima Nova Rg'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6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14T20:15:18.845531736</dc:date>
    <meta:editing-duration>PT17M8S</meta:editing-duration>
    <meta:editing-cycles>6</meta:editing-cycles>
    <meta:generator>LibreOffice/7.2.4.1$Linux_X86_64 LibreOffice_project/20$Build-1</meta:generator>
    <meta:document-statistic meta:object-count="2"/>
  </office:meta>
</office:document-meta>
</file>